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2">
          <table:table-cell table:number-columns-repeated="6"/>
          <table:table-cell table:style-name="ce1" office:value-type="string">
            <text:p>Mean</text:p>
          </table:table-cell>
          <table:table-cell office:value-type="string">
            <text:p>Max</text:p>
          </table:table-cell>
          <table:table-cell office:value-type="string">
            <text:p>Percentage</text:p>
          </table:table-cell>
        </table:table-row>
        <table:table-row table:style-name="ro2">
          <table:table-cell office:value-type="string">
            <text:p>Directory***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office:value-type="string">
            <text:p>Total Logic Utilization</text:p>
          </table:table-cell>
          <table:table-cell office:value-type="float" office:value="106231">
            <text:p>106231</text:p>
          </table:table-cell>
          <table:table-cell office:value-type="float" office:value="105165">
            <text:p>105165</text:p>
          </table:table-cell>
          <table:table-cell office:value-type="float" office:value="106472">
            <text:p>106472</text:p>
          </table:table-cell>
          <table:table-cell office:value-type="float" office:value="105138">
            <text:p>105138</text:p>
          </table:table-cell>
          <table:table-cell office:value-type="float" office:value="105595">
            <text:p>105595</text:p>
          </table:table-cell>
          <table:table-cell table:style-name="ce1" table:formula="of:=AVERAGE([.B3:.F3])" office:value-type="float" office:value="105720.2">
            <text:p>105720.2</text:p>
          </table:table-cell>
          <table:table-cell office:value-type="float" office:value="182400">
            <text:p>182400</text:p>
          </table:table-cell>
          <table:table-cell table:formula="of:=[.G3]*100/[.H3]" office:value-type="float" office:value="57.9606359649123">
            <text:p>57.9606359649</text:p>
          </table:table-cell>
        </table:table-row>
        <table:table-row table:style-name="ro4">
          <table:table-cell office:value-type="string">
            <text:p>Combinational ALUTs </text:p>
          </table:table-cell>
          <table:table-cell office:value-type="float" office:value="71752">
            <text:p>71752</text:p>
          </table:table-cell>
          <table:table-cell office:value-type="float" office:value="71635">
            <text:p>71635</text:p>
          </table:table-cell>
          <table:table-cell office:value-type="float" office:value="71658">
            <text:p>71658</text:p>
          </table:table-cell>
          <table:table-cell office:value-type="float" office:value="71860">
            <text:p>71860</text:p>
          </table:table-cell>
          <table:table-cell office:value-type="float" office:value="71709">
            <text:p>71709</text:p>
          </table:table-cell>
          <table:table-cell table:style-name="ce1" table:formula="of:=AVERAGE([.B4:.F4])" office:value-type="float" office:value="71722.8">
            <text:p>71722.8</text:p>
          </table:table-cell>
          <table:table-cell office:value-type="float" office:value="182400">
            <text:p>182400</text:p>
          </table:table-cell>
          <table:table-cell table:formula="of:=[.G4]*100/[.H4]" office:value-type="float" office:value="39.3217105263158">
            <text:p>39.3217105263</text:p>
          </table:table-cell>
        </table:table-row>
        <table:table-row table:style-name="ro2">
          <table:table-cell office:value-type="string">
            <text:p>Total Registers</text:p>
          </table:table-cell>
          <table:table-cell office:value-type="float" office:value="65468">
            <text:p>65468</text:p>
          </table:table-cell>
          <table:table-cell office:value-type="float" office:value="65451">
            <text:p>65451</text:p>
          </table:table-cell>
          <table:table-cell office:value-type="float" office:value="65436">
            <text:p>65436</text:p>
          </table:table-cell>
          <table:table-cell office:value-type="float" office:value="65492">
            <text:p>65492</text:p>
          </table:table-cell>
          <table:table-cell office:value-type="float" office:value="65434">
            <text:p>65434</text:p>
          </table:table-cell>
          <table:table-cell table:style-name="ce1" table:formula="of:=AVERAGE([.B5:.F5])" office:value-type="float" office:value="65456.2">
            <text:p>65456.2</text:p>
          </table:table-cell>
          <table:table-cell table:number-columns-repeated="2"/>
        </table:table-row>
        <table:table-row table:style-name="ro2">
          <table:table-cell office:value-type="string">
            <text:p>Dedicated Registers </text:p>
          </table:table-cell>
          <table:table-cell office:value-type="float" office:value="65071">
            <text:p>65071</text:p>
          </table:table-cell>
          <table:table-cell office:value-type="float" office:value="65054">
            <text:p>65054</text:p>
          </table:table-cell>
          <table:table-cell office:value-type="float" office:value="65038">
            <text:p>65038</text:p>
          </table:table-cell>
          <table:table-cell office:value-type="float" office:value="65094">
            <text:p>65094</text:p>
          </table:table-cell>
          <table:table-cell office:value-type="float" office:value="65036">
            <text:p>65036</text:p>
          </table:table-cell>
          <table:table-cell table:style-name="ce1" table:formula="of:=AVERAGE([.B6:.F6])" office:value-type="float" office:value="65058.6">
            <text:p>65058.6</text:p>
          </table:table-cell>
          <table:table-cell table:number-columns-repeated="2"/>
        </table:table-row>
        <table:table-row table:style-name="ro2">
          <table:table-cell office:value-type="string">
            <text:p>ALUT/Register Pairs</text:p>
          </table:table-cell>
          <table:table-cell table:number-columns-repeated="2" office:value-type="float" office:value="101135">
            <text:p>101135</text:p>
          </table:table-cell>
          <table:table-cell office:value-type="float" office:value="101132">
            <text:p>101132</text:p>
          </table:table-cell>
          <table:table-cell office:value-type="float" office:value="101134">
            <text:p>101134</text:p>
          </table:table-cell>
          <table:table-cell office:value-type="float" office:value="101132">
            <text:p>101132</text:p>
          </table:table-cell>
          <table:table-cell table:style-name="ce1" table:formula="of:=AVERAGE([.B7:.F7])" office:value-type="float" office:value="101133.6">
            <text:p>101133.6</text:p>
          </table:table-cell>
          <table:table-cell table:number-columns-repeated="2"/>
        </table:table-row>
        <table:table-row table:style-name="ro2">
          <table:table-cell office:value-type="string">
            <text:p>Total BRAM Bits</text:p>
          </table:table-cell>
          <table:table-cell office:value-type="string">
            <text:p>3,833,174 (same)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2">
          <table:table-cell table:number-columns-repeated="6"/>
          <table:table-cell table:style-name="ce1"/>
          <table:table-cell table:number-columns-repeated="2"/>
        </table:table-row>
        <table:table-row table:style-name="ro2">
          <table:table-cell office:value-type="string">
            <text:p>Time-Based***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office:value-type="string">
            <text:p>Total Logic Utilization</text:p>
          </table:table-cell>
          <table:table-cell office:value-type="float" office:value="105387">
            <text:p>105387</text:p>
          </table:table-cell>
          <table:table-cell office:value-type="float" office:value="103833">
            <text:p>103833</text:p>
          </table:table-cell>
          <table:table-cell office:value-type="float" office:value="103874">
            <text:p>103874</text:p>
          </table:table-cell>
          <table:table-cell office:value-type="float" office:value="104331">
            <text:p>104331</text:p>
          </table:table-cell>
          <table:table-cell office:value-type="float" office:value="104595">
            <text:p>104595</text:p>
          </table:table-cell>
          <table:table-cell table:style-name="ce1" table:formula="of:=AVERAGE([.B11:.F11])" office:value-type="float" office:value="104404">
            <text:p>104404</text:p>
          </table:table-cell>
          <table:table-cell office:value-type="float" office:value="182400">
            <text:p>182400</text:p>
          </table:table-cell>
          <table:table-cell table:formula="of:=[.G11]*100/[.H11]" office:value-type="float" office:value="57.2390350877193">
            <text:p>57.2390350877</text:p>
          </table:table-cell>
        </table:table-row>
        <table:table-row table:style-name="ro4">
          <table:table-cell office:value-type="string">
            <text:p>Combinational ALUTs </text:p>
          </table:table-cell>
          <table:table-cell office:value-type="float" office:value="70326">
            <text:p>70326</text:p>
          </table:table-cell>
          <table:table-cell office:value-type="float" office:value="70362">
            <text:p>70362</text:p>
          </table:table-cell>
          <table:table-cell office:value-type="float" office:value="70258">
            <text:p>70258</text:p>
          </table:table-cell>
          <table:table-cell office:value-type="float" office:value="70315">
            <text:p>70315</text:p>
          </table:table-cell>
          <table:table-cell office:value-type="float" office:value="70297">
            <text:p>70297</text:p>
          </table:table-cell>
          <table:table-cell table:style-name="ce1" table:formula="of:=AVERAGE([.B12:.F12])" office:value-type="float" office:value="70311.6">
            <text:p>70311.6</text:p>
          </table:table-cell>
          <table:table-cell office:value-type="float" office:value="182400">
            <text:p>182400</text:p>
          </table:table-cell>
          <table:table-cell table:formula="of:=[.G12]*100/[.H12]" office:value-type="float" office:value="38.5480263157895">
            <text:p>38.5480263158</text:p>
          </table:table-cell>
        </table:table-row>
        <table:table-row table:style-name="ro2">
          <table:table-cell office:value-type="string">
            <text:p>Total Registers</text:p>
          </table:table-cell>
          <table:table-cell office:value-type="float" office:value="65300">
            <text:p>65300</text:p>
          </table:table-cell>
          <table:table-cell office:value-type="float" office:value="64472">
            <text:p>64472</text:p>
          </table:table-cell>
          <table:table-cell office:value-type="float" office:value="64465">
            <text:p>64465</text:p>
          </table:table-cell>
          <table:table-cell office:value-type="float" office:value="64480">
            <text:p>64480</text:p>
          </table:table-cell>
          <table:table-cell office:value-type="float" office:value="64466">
            <text:p>64466</text:p>
          </table:table-cell>
          <table:table-cell table:style-name="ce1" table:formula="of:=AVERAGE([.B13:.F13])" office:value-type="float" office:value="64636.6">
            <text:p>64636.6</text:p>
          </table:table-cell>
          <table:table-cell table:number-columns-repeated="2"/>
        </table:table-row>
        <table:table-row table:style-name="ro2">
          <table:table-cell office:value-type="string">
            <text:p>Dedicated Registers </text:p>
          </table:table-cell>
          <table:table-cell office:value-type="float" office:value="64090">
            <text:p>64090</text:p>
          </table:table-cell>
          <table:table-cell office:value-type="float" office:value="64074">
            <text:p>64074</text:p>
          </table:table-cell>
          <table:table-cell office:value-type="float" office:value="64067">
            <text:p>64067</text:p>
          </table:table-cell>
          <table:table-cell office:value-type="float" office:value="64082">
            <text:p>64082</text:p>
          </table:table-cell>
          <table:table-cell office:value-type="float" office:value="64068">
            <text:p>64068</text:p>
          </table:table-cell>
          <table:table-cell table:style-name="ce1" table:formula="of:=AVERAGE([.B14:.F14])" office:value-type="float" office:value="64076.2">
            <text:p>64076.2</text:p>
          </table:table-cell>
          <table:table-cell table:number-columns-repeated="2"/>
        </table:table-row>
        <table:table-row table:style-name="ro2">
          <table:table-cell office:value-type="string">
            <text:p>ALUT/Register Pairs</text:p>
          </table:table-cell>
          <table:table-cell office:value-type="float" office:value="99205">
            <text:p>99205</text:p>
          </table:table-cell>
          <table:table-cell office:value-type="float" office:value="99203">
            <text:p>99203</text:p>
          </table:table-cell>
          <table:table-cell table:number-columns-repeated="3" office:value-type="float" office:value="99206">
            <text:p>99206</text:p>
          </table:table-cell>
          <table:table-cell table:style-name="ce1" table:formula="of:=AVERAGE([.B15:.F15])" office:value-type="float" office:value="99205.2">
            <text:p>99205.2</text:p>
          </table:table-cell>
          <table:table-cell table:number-columns-repeated="2"/>
        </table:table-row>
        <table:table-row table:style-name="ro2">
          <table:table-cell office:value-type="string">
            <text:p>Total BRAM Bits</text:p>
          </table:table-cell>
          <table:table-cell office:value-type="string">
            <text:p>3,796,310 (same)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Mujumdar</meta:initial-creator>
    <meta:creation-date>2015-11-21T12:12:02</meta:creation-date>
    <dc:date>2015-11-21T12:22:58</dc:date>
    <dc:creator>Alan Mujumdar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87" meta:object-count="0"/>
  </office:meta>
</office:document-meta>
</file>